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ROM-XIX/02-Utilisez-les-bases-de-Python-pour-l-analyse-de-march-.g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19:51:14.266480018</meta:creation-date>
    <dc:date>2025-08-06T19:51:29.911789569</dc:date>
    <meta:editing-duration>PT16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" meta:paragraph-count="1" meta:word-count="1" meta:character-count="87" meta:non-whitespace-character-count="87"/>
  </office:meta>
</office:document-meta>
</file>